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93cm" svg:height="2.666cm" svg:x="2.793cm" svg:y="6.266cm">
          <text:p text:style-name="P1"/>
          <text:p text:style-name="P1"/>
          <text:p text:style-name="P1"/>
          <text:p text:style-name="P1">Acquisi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505cm" svg:height="2.665cm" svg:x="2.701cm" svg:y="1.762cm">
          <text:p text:style-name="P1"/>
          <text:p text:style-name="P1"/>
          <text:p text:style-name="P1"/>
          <text:p text:style-name="P1"><text:span text:style-name="T1">Diagnostic works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942cm" svg:height="2.666cm" svg:x="8.125cm" svg:y="6.174cm">
          <text:p text:style-name="P1"/>
          <text:p text:style-name="P1"/>
          <text:p text:style-name="P1"/>
          <text:p text:style-name="P1">PA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494cm" svg:height="2.666cm" svg:x="10.055cm" svg:y="1.853cm">
          <text:p text:style-name="P1"/>
          <text:p text:style-name="P1"/>
          <text:p text:style-name="P1"/>
          <text:p text:style-name="P1"><text:span text:style-name="T2">Clinician deskt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942cm" svg:height="2.666cm" svg:x="12.409cm" svg:y="6.082cm"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>Hospital 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931cm" svg:height="1.012cm" draw:transform="rotate (-0.674569755895808) translate (7.146cm 4.599cm)">
          <text:p text:style-name="P3"><text:span text:style-name="T1">DICOM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1.563cm" svg:height="0.92cm" draw:transform="skewX (0.00977384381116824) rotate (1.55107410624736) translate (3.62cm 6.239cm)">
          <text:p text:style-name="P3"><text:span text:style-name="T1">DICOM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563cm" svg:height="0.92cm" draw:transform="skewX (0.00977384381116825) rotate (0.0118682389135616) translate (6.286cm 7.093cm)">
          <text:p text:style-name="P3"><text:span text:style-name="T1">DICOM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196cm" svg:height="0.46cm" svg:x="11.158cm" svg:y="7.27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1.286cm" svg:height="0.551cm" draw:transform="rotate (1.12242124195755) translate (10.38cm 5.84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1.286cm" svg:height="0.552cm" draw:transform="skewX (0.00174532925199433) rotate (1.59697626557481) translate (12.847cm 5.9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6.802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9T14:17:21.753496323</meta:creation-date>
    <dc:date>2015-01-29T14:32:00.173083689</dc:date>
    <meta:editing-duration>PT5M4S</meta:editing-duration>
    <meta:editing-cycles>3</meta:editing-cycles>
    <meta:generator>LibreOffice/4.2.7.2$Linux_X86_64 LibreOffice_project/420m0$Build-2</meta:generator>
    <meta:document-statistic meta:object-count="11"/>
  </office:meta>
</office:document-meta>
</file>